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The sounds of metal being shifted about
ring out from outside...)</text:p>
          </table:table-cell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 office:value-type="string">
            <text:p>Researcher
"......"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 office:value-type="string">
            <text:p>Researcher
"It sounds like rough going out there."</text:p>
          </table:table-cell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were a lot of steel beams out there.</text:p>
          </table:table-cell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 office:value-type="string">
            <text:p>Even ignoring the smaller ones, the largest
ones won't be so easily moved by hand.</text:p>
          </table:table-cell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 office:value-type="string">
            <text:p>Researcher Outside
"It's no use~, the biggest girders aren't
going to give way if we try to move them
by hand..."</text:p>
          </table:table-cell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 office:value-type="string">
            <text:p>Researcher Outside
"In fact, they're so perfectly stuck in
the wall that we'll probably need some heavy
machinery to shift them..."</text:p>
          </table:table-cell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 office:value-type="string">
            <text:p>Researcher
"The conversation outside doesn't sound
promising, does it..."</text:p>
          </table:table-cell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is is terrible.</text:p>
          </table:table-cell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 office:value-type="string">
            <text:p>There aren't many staff on shift today to
begin with, and the need for heavy machinery
makes the situation that much worse.</text:p>
          </table:table-cell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 office:value-type="string">
            <text:p>Researcher
"Indeed, the existence of this facility is
not public knowledge, either."</text:p>
          </table:table-cell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 office:value-type="string">
            <text:p>Researcher
"This incident won't be easily dealt with..."</text:p>
          </table:table-cell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This is troubling...)</text:p>
          </table:table-cell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 office:value-type="string">
            <text:p>(It seems like it'll be a while longer until
we can get out of here...)</text:p>
          </table:table-cell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 office:value-type="string">
            <text:p>(And on top of that, I'm getting more and
more desperate...)</text:p>
          </table:table-cell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 office:value-type="string">
            <text:p>(But I have no choice but to hold it in...)</text:p>
          </table:table-cell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o hours after the pair of them became
trapped...</text:p>
          </table:table-cell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 office:value-type="string">
            <text:p>(Oooooh...)</text:p>
          </table:table-cell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 office:value-type="string">
            <text:p>(I... I really bad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 office:value-type="string">
            <text:p>(I want to... go to the bathroom... ////)</text:p>
          </table:table-cell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 office:value-type="string">
            <text:p>(Auauu...)</text:p>
          </table:table-cell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 office:value-type="string">
            <text:p>Researcher
"U-Umm... Lumii-san...?"</text:p>
          </table:table-cell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?!</text:p>
          </table:table-cell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 office:value-type="string">
            <text:p>Researcher
"Erm... could I have said something to
offend you?"</text:p>
          </table:table-cell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 office:value-type="string">
            <text:p>Researcher
"You've looked a little unwell for a while
now, to me..."</text:p>
          </table:table-cell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 office:value-type="string">
            <text:p>Researcher
"I was wondering whether I might have said
something insensitive..."</text:p>
          </table:table-cell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, no... that's not the case, particularly...</text:p>
          </table:table-cell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 office:value-type="string">
            <text:p>Please don't pay me any mind, it has nothing
to do with anything you've done.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 office:value-type="string">
            <text:p>Researcher
"It relieves me to hear that."</text:p>
          </table:table-cell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 office:value-type="string">
            <text:p>Researcher
"Well, I can't blame you for looking so
grim in a situation like this."</text:p>
          </table:table-cell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-Yes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 office:value-type="string">
            <text:p>Researcher
"(Oh...? Perhaps... she really is being
evasive...)"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 office:value-type="string">
            <text:p>Researcher
"(Maybe I'd do best not to pay her any
mind...)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